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Vera Sans1" svg:font-family="'Vera Sans', sans-serif"/>
    <style:font-face style:name="FreeSans1" svg:font-family="FreeSans" style:font-family-generic="swiss"/>
    <style:font-face style:name="Vera Sans" svg:font-family="'Vera Sans', sans-serif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a Sans2" svg:font-family="'Vera Sans', sans-serif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fo:font-size="7pt" officeooo:paragraph-rsid="0087b816" style:font-size-asian="7pt" style:font-size-complex="7pt"/>
    </style:style>
    <style:style style:name="P2" style:family="paragraph" style:parent-style-name="Frame_20_contents">
      <style:paragraph-properties fo:text-align="start" style:justify-single-word="false"/>
      <style:text-properties fo:font-variant="normal" fo:text-transform="none" fo:color="#333333" loext:opacity="100%" style:font-name="Vera Sans1" fo:font-size="7pt" fo:letter-spacing="normal" fo:font-style="normal" fo:font-weight="normal" officeooo:rsid="00675ef7" officeooo:paragraph-rsid="0087b816" style:font-size-asian="7pt" style:font-weight-asian="bold" style:font-size-complex="7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style:font-name="Arial" fo:font-size="9pt" fo:font-weight="bold" officeooo:rsid="00950e86" officeooo:paragraph-rsid="00950e86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2pt" officeooo:rsid="001adf03" officeooo:paragraph-rsid="001adf03" style:font-size-asian="12pt" style:font-size-complex="12pt"/>
    </style:style>
    <style:style style:name="P5" style:family="paragraph" style:parent-style-name="Standard" style:master-page-name="">
      <style:paragraph-properties fo:margin-top="0in" fo:margin-bottom="0in" style:contextual-spacing="false" fo:text-align="start" style:justify-single-word="false" style:page-number="auto"/>
      <style:text-properties style:font-name="Arial" fo:font-size="8pt" officeooo:rsid="0080f724" officeooo:paragraph-rsid="0080f724" style:font-size-asian="8pt" style:font-size-complex="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Arial" fo:font-size="9pt" style:font-size-asian="9pt" style:font-size-complex="9pt"/>
    </style:style>
    <style:style style:name="T1" style:family="text">
      <style:text-properties fo:font-variant="normal" fo:text-transform="none" fo:color="#333333" loext:opacity="100%" style:font-name="Vera Sans1" fo:font-size="8pt" fo:letter-spacing="normal" fo:font-style="normal" fo:font-weight="normal" officeooo:rsid="007f5b68" style:font-size-asian="8pt" style:font-size-complex="8pt"/>
    </style:style>
    <style:style style:name="T2" style:family="text">
      <style:text-properties fo:font-variant="normal" fo:text-transform="none" fo:color="#333333" loext:opacity="100%" style:font-name="Vera Sans1" fo:font-size="8pt" fo:letter-spacing="normal" fo:font-style="normal" fo:font-weight="normal" officeooo:rsid="00675ef7" style:font-size-asian="8pt" style:font-size-complex="8pt"/>
    </style:style>
    <style:style style:name="T3" style:family="text">
      <style:text-properties fo:font-variant="normal" fo:text-transform="none" fo:color="#333333" loext:opacity="100%" style:font-name="Vera Sans1" fo:font-size="8pt" fo:letter-spacing="normal" fo:font-style="normal" fo:font-weight="normal" officeooo:rsid="00844dc4" style:font-size-asian="8pt" style:font-size-complex="8pt"/>
    </style:style>
    <style:style style:name="T4" style:family="text">
      <style:text-properties fo:font-variant="normal" fo:text-transform="none" fo:color="#333333" loext:opacity="100%" style:font-name="Vera Sans1" fo:font-size="8pt" fo:letter-spacing="normal" fo:font-style="normal" fo:font-weight="normal" officeooo:rsid="008ac96a" style:font-size-asian="8pt" style:font-size-complex="8pt"/>
    </style:style>
    <style:style style:name="T5" style:family="text">
      <style:text-properties fo:font-variant="normal" fo:text-transform="none" fo:color="#333333" loext:opacity="100%" style:font-name="Vera Sans1" fo:font-size="8pt" fo:letter-spacing="normal" fo:font-style="normal" fo:font-weight="normal" officeooo:rsid="00950e86" style:font-size-asian="8pt" style:font-size-complex="8pt"/>
    </style:style>
    <style:style style:name="T6" style:family="text">
      <style:text-properties fo:font-variant="normal" fo:text-transform="none" fo:color="#333333" loext:opacity="100%" style:font-name="Vera Sans1" fo:font-size="8pt" fo:letter-spacing="normal" fo:font-style="normal" fo:font-weight="normal" officeooo:rsid="00953ab8" style:font-size-asian="8pt" style:font-size-complex="8pt"/>
    </style:style>
    <style:style style:name="T7" style:family="text">
      <style:text-properties style:font-name="Arial" fo:font-weight="normal" officeooo:rsid="0087b816" style:font-weight-asian="normal" style:font-weight-complex="normal"/>
    </style:style>
    <style:style style:name="T8" style:family="text">
      <style:text-properties style:font-name="Arial" fo:font-weight="normal" officeooo:rsid="00950e86" style:font-weight-asian="normal" style:font-weight-complex="normal"/>
    </style:style>
    <style:style style:name="T9" style:family="text">
      <style:text-properties style:font-name="Arial" officeooo:rsid="0087b816" style:font-weight-asian="normal" style:font-weight-complex="normal"/>
    </style:style>
    <style:style style:name="T10" style:family="text">
      <style:text-properties style:font-name="Arial" officeooo:rsid="00950e86" style:font-weight-asian="normal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7f5b68" style:font-size-asian="8pt" style:font-size-complex="8pt"/>
    </style:style>
    <style:style style:name="T13" style:family="text">
      <style:text-properties fo:font-size="8pt" officeooo:rsid="00844dc4" style:font-size-asian="8pt" style:font-size-complex="8pt"/>
    </style:style>
    <style:style style:name="T14" style:family="text">
      <style:text-properties fo:font-size="8pt" officeooo:rsid="008ac96a" style:font-size-asian="8pt" style:font-size-complex="8pt"/>
    </style:style>
    <style:style style:name="T15" style:family="text">
      <style:text-properties fo:font-size="8pt" officeooo:rsid="00950e86" style:font-size-asian="8pt" style:font-size-complex="8pt"/>
    </style:style>
    <style:style style:name="T16" style:family="text">
      <style:text-properties fo:font-size="8pt" officeooo:rsid="00953ab8" style:font-size-asian="8pt" style:font-size-complex="8pt"/>
    </style:style>
    <style:style style:name="T17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8" style:family="text">
      <style:text-properties style:font-name="Vera Sans" fo:font-size="8pt" style:font-size-asian="8pt" style:font-size-complex="8pt"/>
    </style:style>
    <style:style style:name="T19" style:family="text">
      <style:text-properties style:font-name="Vera Sans" fo:font-size="7pt" fo:font-weight="bold" style:font-size-asian="7pt" style:font-weight-asian="bold" style:font-size-complex="7pt" style:font-weight-complex="bold"/>
    </style:style>
    <style:style style:name="fr1" style:family="graphic" style:parent-style-name="Frame">
      <style:graphic-properties style:run-through="foreground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gr1" style:family="graphic">
      <style:graphic-properties draw:stroke="none" svg:stroke-color="#000000" draw:fill="none" draw:fill-color="#ffffff" fo:min-height="0.4646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063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`</text:p>
      <text:p text:style-name="P4"><draw:frame text:anchor-type="paragraph" draw:z-index="3" draw:name="Shape2" draw:style-name="gr1" draw:text-style-name="P6" svg:width="1.3232in" svg:height="0.465in" svg:x="0.6016in" svg:y="1.9457in"><draw:text-box><text:p><text:span text:style-name="T17">KChen Exp30 plate2</text:span></text:p><text:p><text:span text:style-name="T18">Glycerol stocks</text:span></text:p><text:p><text:span text:style-name="T18">5 colonies/strain </text:span></text:p></draw:text-box></draw:frame><draw:frame draw:style-name="fr2" draw:name="Frame3" text:anchor-type="paragraph" svg:x="0.5807in" svg:y="0.0346in" svg:width="1.2126in" draw:z-index="1"><draw:text-box fo:min-height="0.4453in"><text:p text:style-name="P3">KChen Exp30 plate1</text:p><text:p text:style-name="P1"><text:span text:style-name="T8">scHP15-2::pKCSC53 -</text:span><text:span text:style-name="T7"> </text:span><text:span text:style-name="T8">66</text:span><text:span text:style-name="T7"> <text:s text:c="4"/></text:span><text:span text:style-name="T1">2</text:span><text:span text:style-name="T2">0</text:span><text:span text:style-name="T3">2</text:span><text:span text:style-name="T4">1</text:span><text:span text:style-name="T2">-</text:span><text:span text:style-name="T3">0</text:span><text:span text:style-name="T4">5</text:span><text:span text:style-name="T2">-</text:span><text:span text:style-name="T5">1</text:span><text:span text:style-name="T6">4</text:span></text:p></draw:text-box></draw:frame><draw:frame draw:style-name="fr1" draw:name="Frame1" text:anchor-type="paragraph" svg:x="0.5807in" svg:y="0.4791in" svg:width="1.2126in" draw:z-index="0"><draw:text-box fo:min-height="0.4453in"><text:p text:style-name="P3">KChen Exp30 plate2</text:p><text:p text:style-name="P2"><text:span text:style-name="T10">scHP15-2::pKCSC67 - 78</text:span><text:span text:style-name="T9"> <text:s text:c="7"/></text:span><text:span text:style-name="T12">2</text:span><text:span text:style-name="T11">0</text:span><text:span text:style-name="T13">2</text:span><text:span text:style-name="T14">1</text:span><text:span text:style-name="T11">-</text:span><text:span text:style-name="T13">0</text:span><text:span text:style-name="T14">5</text:span><text:span text:style-name="T11">-</text:span><text:span text:style-name="T15">1</text:span><text:span text:style-name="T16">4</text:span></text:p></draw:text-box></draw:frame><draw:frame text:anchor-type="paragraph" draw:z-index="2" draw:name="Shape1" draw:style-name="gr2" draw:text-style-name="P7" svg:width="1.2453in" svg:height="0.4067in" svg:x="0.6075in" svg:y="1.4102in"><draw:text-box><text:p><text:span text:style-name="T17">KChen Exp30 plate1</text:span></text:p><text:p><text:span text:style-name="T19">Glycerol stocks</text:span></text:p><text:p><text:span text:style-name="T19">5 colonies/strain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Vera Sans1" svg:font-family="'Vera Sans', sans-serif"/>
    <style:font-face style:name="FreeSans1" svg:font-family="FreeSans" style:font-family-generic="swiss"/>
    <style:font-face style:name="Vera Sans" svg:font-family="'Vera Sans', sans-serif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a Sans2" svg:font-family="'Vera Sans', sans-serif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.1299in" fo:page-height="2.75in" style:num-format="1" style:print-orientation="portrait" fo:margin-top="0.0402in" fo:margin-bottom="0.1in" fo:margin-left="0.1in" fo:margin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9T10:54:42.843332834</meta:creation-date>
    <dc:title>1.5mltube-Sidelabel-Template</dc:title>
    <meta:editing-duration>PT1H9M46S</meta:editing-duration>
    <meta:editing-cycles>87</meta:editing-cycles>
    <meta:generator>LibreOffice/7.1.2.2$Linux_X86_64 LibreOffice_project/10$Build-2</meta:generator>
    <dc:date>2021-05-14T17:22:02.173375029</dc:date>
    <meta:print-date>2021-05-14T17:21:57.815508318</meta:print-date>
    <meta:document-statistic meta:table-count="0" meta:image-count="0" meta:object-count="0" meta:page-count="1" meta:paragraph-count="5" meta:word-count="15" meta:character-count="114" meta:non-whitespace-character-count="93"/>
    <meta:template xlink:type="simple" xlink:actuate="onRequest" xlink:title="1.5mltube-Sidelabel-Template" xlink:href="../../../.config/libreoffice/4/user/template/1.5mltube-Sidelabel-Template.ott" meta:date="2017-09-19T10:54:42.764146715"/>
  </office:meta>
</office:document-meta>
</file>